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ElementEndEven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ElementEndEvent.ContainerElementEndEvent( Object source ,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ElementEndEvent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